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table:formula="of:=[.A1]+2.5" office:value-type="float" office:value="2.5">
            <text:p>2.5</text:p>
          </table:table-cell>
          <table:table-cell office:value-type="float" office:value="15393344">
            <text:p>15393344</text:p>
          </table:table-cell>
          <table:table-cell table:formula="of:=SQRT([.C1])" office:value-type="float" office:value="3923.43522948959">
            <text:p>3923.4352294895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A2]+2.5" office:value-type="float" office:value="7.5">
            <text:p>7.5</text:p>
          </table:table-cell>
          <table:table-cell office:value-type="float" office:value="17383439">
            <text:p>17383439</text:p>
          </table:table-cell>
          <table:table-cell table:formula="of:=SQRT([.C2])" office:value-type="float" office:value="4169.34515241902">
            <text:p>4169.34515241902</text:p>
          </table:table-cell>
          <table:table-cell/>
          <table:table-cell office:value-type="string">
            <text:p>PMTs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A3]+2.5" office:value-type="float" office:value="12.5">
            <text:p>12.5</text:p>
          </table:table-cell>
          <table:table-cell office:value-type="float" office:value="19237108">
            <text:p>19237108</text:p>
          </table:table-cell>
          <table:table-cell table:formula="of:=SQRT([.C3])" office:value-type="float" office:value="4386.01276787927">
            <text:p>4386.01276787927</text:p>
          </table:table-cell>
          <table:table-cell/>
          <table:table-cell office:value-type="float" office:value="10">
            <text:p>10</text:p>
          </table:table-cell>
          <table:table-cell office:value-type="float" office:value="15000000">
            <text:p>15000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A4]+2.5" office:value-type="float" office:value="17.5">
            <text:p>17.5</text:p>
          </table:table-cell>
          <table:table-cell office:value-type="float" office:value="18722112">
            <text:p>18722112</text:p>
          </table:table-cell>
          <table:table-cell table:formula="of:=SQRT([.C4])" office:value-type="float" office:value="4326.90559175954">
            <text:p>4326.90559175954</text:p>
          </table:table-cell>
          <table:table-cell/>
          <table:table-cell office:value-type="float" office:value="25">
            <text:p>25</text:p>
          </table:table-cell>
          <table:table-cell office:value-type="float" office:value="15000000">
            <text:p>1500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5]+2.5" office:value-type="float" office:value="22.5">
            <text:p>22.5</text:p>
          </table:table-cell>
          <table:table-cell office:value-type="float" office:value="22506682">
            <text:p>22506682</text:p>
          </table:table-cell>
          <table:table-cell table:formula="of:=SQRT([.C5])" office:value-type="float" office:value="4744.12078261083">
            <text:p>4744.12078261083</text:p>
          </table:table-cell>
          <table:table-cell/>
          <table:table-cell office:value-type="float" office:value="40">
            <text:p>40</text:p>
          </table:table-cell>
          <table:table-cell office:value-type="float" office:value="15000000">
            <text:p>1500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A6]+2.5" office:value-type="float" office:value="27.5">
            <text:p>27.5</text:p>
          </table:table-cell>
          <table:table-cell office:value-type="float" office:value="14760316">
            <text:p>14760316</text:p>
          </table:table-cell>
          <table:table-cell table:formula="of:=SQRT([.C6])" office:value-type="float" office:value="3841.91566799689">
            <text:p>3841.91566799689</text:p>
          </table:table-cell>
          <table:table-cell/>
          <table:table-cell office:value-type="float" office:value="55">
            <text:p>55</text:p>
          </table:table-cell>
          <table:table-cell office:value-type="float" office:value="15000000">
            <text:p>15000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7]+2.5" office:value-type="float" office:value="32.5">
            <text:p>32.5</text:p>
          </table:table-cell>
          <table:table-cell office:value-type="float" office:value="17786785">
            <text:p>17786785</text:p>
            <draw:frame table:end-cell-address="Sheet1.K32" table:end-x="0.339in" table:end-y="0.0835in" draw:z-index="0" draw:style-name="gr1" svg:width="7.413in" svg:height="4.4693in" svg:x="0.0382in" svg:y="0.0417in">
              <draw:object draw:notify-on-update-of-ranges="Sheet1.B1:Sheet1.B13 Sheet1.C1:Sheet1.C13 Sheet1.D1:Sheet1.D13 Sheet1.D1:Sheet1.D13 Sheet1.F3:Sheet1.F6 Sheet1.F2:Sheet1.F2 Sheet1.G3:Sheet1.G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SQRT([.C7])" office:value-type="float" office:value="4217.43820345954">
            <text:p>4217.43820345954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[.A8]+2.5" office:value-type="float" office:value="37.5">
            <text:p>37.5</text:p>
          </table:table-cell>
          <table:table-cell office:value-type="float" office:value="33328319">
            <text:p>33328319</text:p>
          </table:table-cell>
          <table:table-cell table:formula="of:=SQRT([.C8])" office:value-type="float" office:value="5773.06842155885">
            <text:p>5773.0684215588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[.A9]+2.5" office:value-type="float" office:value="42.5">
            <text:p>42.5</text:p>
          </table:table-cell>
          <table:table-cell office:value-type="float" office:value="21357699">
            <text:p>21357699</text:p>
          </table:table-cell>
          <table:table-cell table:formula="of:=SQRT([.C9])" office:value-type="float" office:value="4621.4390615911">
            <text:p>4621.4390615911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formula="of:=[.A10]+2.5" office:value-type="float" office:value="47.5">
            <text:p>47.5</text:p>
          </table:table-cell>
          <table:table-cell office:value-type="float" office:value="17478666">
            <text:p>17478666</text:p>
          </table:table-cell>
          <table:table-cell table:formula="of:=SQRT([.C10])" office:value-type="float" office:value="4180.74945434428">
            <text:p>4180.74945434428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[.A11]+2.5" office:value-type="float" office:value="52.5">
            <text:p>52.5</text:p>
          </table:table-cell>
          <table:table-cell office:value-type="float" office:value="17277815">
            <text:p>17277815</text:p>
          </table:table-cell>
          <table:table-cell table:formula="of:=SQRT([.C11])" office:value-type="float" office:value="4156.65911520298">
            <text:p>4156.65911520298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formula="of:=[.A12]+2.5" office:value-type="float" office:value="57.5">
            <text:p>57.5</text:p>
          </table:table-cell>
          <table:table-cell office:value-type="float" office:value="15090991">
            <text:p>15090991</text:p>
          </table:table-cell>
          <table:table-cell table:formula="of:=SQRT([.C12])" office:value-type="float" office:value="3884.71247327264">
            <text:p>3884.71247327264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[.A13]+2.5" office:value-type="float" office:value="62.5">
            <text:p>62.5</text:p>
          </table:table-cell>
          <table:table-cell office:value-type="float" office:value="12418587">
            <text:p>12418587</text:p>
          </table:table-cell>
          <table:table-cell table:formula="of:=SQRT([.C13])" office:value-type="float" office:value="3524.0015607261">
            <text:p>3524.0015607261</text:p>
          </table:table-cell>
          <table:table-cell table:number-columns-repeated="3"/>
        </table:table-row>
      </table:table>
      <table:table table:name="2nd Run" table:style-name="ta1" table:print="false">
        <table:table-column table:style-name="co3" table:number-columns-repeated="5" table:default-cell-style-name="Default"/>
        <table:table-row table:style-name="ro1">
          <table:table-cell office:value-type="float" office:value="0">
            <text:p>0</text:p>
          </table:table-cell>
          <table:table-cell table:formula="of:=[.A1]+2.5" office:value-type="float" office:value="2.5">
            <text:p>2.5</text:p>
          </table:table-cell>
          <table:table-cell office:value-type="float" office:value="4235139">
            <text:p>423513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A2]+2.5" office:value-type="float" office:value="7.5">
            <text:p>7.5</text:p>
          </table:table-cell>
          <table:table-cell office:value-type="float" office:value="5746423">
            <text:p>574642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A3]+2.5" office:value-type="float" office:value="12.5">
            <text:p>12.5</text:p>
          </table:table-cell>
          <table:table-cell office:value-type="float" office:value="11420212">
            <text:p>114202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A4]+2.5" office:value-type="float" office:value="17.5">
            <text:p>17.5</text:p>
          </table:table-cell>
          <table:table-cell office:value-type="float" office:value="4569356">
            <text:p>4569356</text:p>
          </table:table-cell>
          <table:table-cell office:value-type="string">
            <text:p>PMTs</text:p>
          </table:table-cell>
          <table:table-cell/>
        </table:table-row>
        <table:table-row table:style-name="ro1">
          <table:table-cell office:value-type="float" office:value="20">
            <text:p>20</text:p>
            <draw:frame table:end-cell-address="'2nd Run'.J28" table:end-x="0.748in" table:end-y="0.1563in" draw:z-index="0" draw:style-name="gr1" svg:width="7.9902in" svg:height="4.1047in" svg:x="0.7591in" svg:y="0.1252in">
              <draw:object draw:notify-on-update-of-ranges="'2nd Run'.B1:'2nd Run'.B13 '2nd Run'.C1:'2nd Run'.C13 '2nd Run'.D5:'2nd Run'.D8 '2nd Run'.D4:'2nd Run'.D4 '2nd Run'.E5:'2nd Run'.E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formula="of:=[.A5]+2.5" office:value-type="float" office:value="22.5">
            <text:p>22.5</text:p>
          </table:table-cell>
          <table:table-cell office:value-type="float" office:value="3831521">
            <text:p>3831521</text:p>
          </table:table-cell>
          <table:table-cell office:value-type="float" office:value="10">
            <text:p>10</text:p>
          </table:table-cell>
          <table:table-cell office:value-type="float" office:value="8000000">
            <text:p>800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A6]+2.5" office:value-type="float" office:value="27.5">
            <text:p>27.5</text:p>
          </table:table-cell>
          <table:table-cell office:value-type="float" office:value="3807798">
            <text:p>3807798</text:p>
          </table:table-cell>
          <table:table-cell office:value-type="float" office:value="25">
            <text:p>25</text:p>
          </table:table-cell>
          <table:table-cell office:value-type="float" office:value="8000000">
            <text:p>8000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A7]+2.5" office:value-type="float" office:value="32.5">
            <text:p>32.5</text:p>
          </table:table-cell>
          <table:table-cell office:value-type="float" office:value="3818313">
            <text:p>3818313</text:p>
          </table:table-cell>
          <table:table-cell office:value-type="float" office:value="40">
            <text:p>40</text:p>
          </table:table-cell>
          <table:table-cell office:value-type="float" office:value="8000000">
            <text:p>80000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A8]+2.5" office:value-type="float" office:value="37.5">
            <text:p>37.5</text:p>
          </table:table-cell>
          <table:table-cell office:value-type="float" office:value="6869721">
            <text:p>6869721</text:p>
          </table:table-cell>
          <table:table-cell office:value-type="float" office:value="55">
            <text:p>55</text:p>
          </table:table-cell>
          <table:table-cell office:value-type="float" office:value="8000000">
            <text:p>8000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A9]+2.5" office:value-type="float" office:value="42.5">
            <text:p>42.5</text:p>
          </table:table-cell>
          <table:table-cell office:value-type="float" office:value="7502878">
            <text:p>750287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A10]+2.5" office:value-type="float" office:value="47.5">
            <text:p>47.5</text:p>
          </table:table-cell>
          <table:table-cell office:value-type="float" office:value="6696746">
            <text:p>669674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A11]+2.5" office:value-type="float" office:value="52.5">
            <text:p>52.5</text:p>
          </table:table-cell>
          <table:table-cell office:value-type="float" office:value="3706792">
            <text:p>370679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A12]+2.5" office:value-type="float" office:value="57.5">
            <text:p>57.5</text:p>
          </table:table-cell>
          <table:table-cell office:value-type="float" office:value="4249176">
            <text:p>424917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A13]+2.5" office:value-type="float" office:value="62.5">
            <text:p>62.5</text:p>
          </table:table-cell>
          <table:table-cell office:value-type="float" office:value="1346949">
            <text:p>1346949</text:p>
          </table:table-cell>
          <table:table-cell table:number-columns-repeated="2"/>
        </table:table-row>
      </table:table>
      <table:table table:name="Run 874 2cm" table:style-name="ta1" table:print="false">
        <table:table-column table:style-name="co3" table:number-columns-repeated="7" table:default-cell-style-name="Default"/>
        <table:table-row table:style-name="ro1">
          <table:table-cell office:value-type="float" office:value="2.5">
            <text:p>2.5</text:p>
          </table:table-cell>
          <table:table-cell office:value-type="float" office:value="157145">
            <text:p>157145</text:p>
          </table:table-cell>
          <table:table-cell office:value-type="float" office:value="3070.62">
            <text:p>3070.62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PMTs</text:p>
          </table:table-cell>
          <table:table-cell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63879">
            <text:p>163879</text:p>
          </table:table-cell>
          <table:table-cell office:value-type="float" office:value="3161.74">
            <text:p>3161.74</text:p>
          </table:table-cell>
          <table:table-cell office:value-type="float" office:value="61">
            <text:p>61</text:p>
          </table:table-cell>
          <table:table-cell/>
          <table:table-cell office:value-type="float" office:value="10">
            <text:p>10</text:p>
          </table:table-cell>
          <table:table-cell office:value-type="float" office:value="1500000">
            <text:p>1500000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75006">
            <text:p>175006</text:p>
          </table:table-cell>
          <table:table-cell office:value-type="float" office:value="3267.31">
            <text:p>3267.31</text:p>
          </table:table-cell>
          <table:table-cell office:value-type="float" office:value="61">
            <text:p>61</text:p>
          </table:table-cell>
          <table:table-cell/>
          <table:table-cell office:value-type="float" office:value="25">
            <text:p>25</text:p>
          </table:table-cell>
          <table:table-cell office:value-type="float" office:value="1500000">
            <text:p>1500000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175263">
            <text:p>175263</text:p>
          </table:table-cell>
          <table:table-cell office:value-type="float" office:value="3269.72">
            <text:p>3269.72</text:p>
          </table:table-cell>
          <table:table-cell office:value-type="float" office:value="61">
            <text:p>61</text:p>
          </table:table-cell>
          <table:table-cell/>
          <table:table-cell office:value-type="float" office:value="40">
            <text:p>40</text:p>
          </table:table-cell>
          <table:table-cell office:value-type="float" office:value="1500000">
            <text:p>1500000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169663">
            <text:p>169663</text:p>
          </table:table-cell>
          <table:table-cell office:value-type="float" office:value="3217.06">
            <text:p>3217.06</text:p>
          </table:table-cell>
          <table:table-cell office:value-type="float" office:value="61">
            <text:p>61</text:p>
          </table:table-cell>
          <table:table-cell/>
          <table:table-cell office:value-type="float" office:value="55">
            <text:p>55</text:p>
          </table:table-cell>
          <table:table-cell office:value-type="float" office:value="1500000">
            <text:p>1500000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178915">
            <text:p>178915</text:p>
          </table:table-cell>
          <table:table-cell office:value-type="float" office:value="3303.61">
            <text:p>3303.61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180334">
            <text:p>180334</text:p>
          </table:table-cell>
          <table:table-cell office:value-type="float" office:value="3316.69">
            <text:p>3316.69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16.5">
            <text:p>16.5</text:p>
          </table:table-cell>
          <table:table-cell office:value-type="float" office:value="169204">
            <text:p>169204</text:p>
          </table:table-cell>
          <table:table-cell office:value-type="float" office:value="3212.7">
            <text:p>3212.7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18.5">
            <text:p>18.5</text:p>
          </table:table-cell>
          <table:table-cell office:value-type="float" office:value="180302">
            <text:p>180302</text:p>
          </table:table-cell>
          <table:table-cell office:value-type="float" office:value="3316.39">
            <text:p>3316.39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20.5">
            <text:p>20.5</text:p>
          </table:table-cell>
          <table:table-cell office:value-type="float" office:value="178331">
            <text:p>178331</text:p>
          </table:table-cell>
          <table:table-cell office:value-type="float" office:value="3298.21">
            <text:p>3298.21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22.5">
            <text:p>22.5</text:p>
          </table:table-cell>
          <table:table-cell office:value-type="float" office:value="167634">
            <text:p>167634</text:p>
          </table:table-cell>
          <table:table-cell office:value-type="float" office:value="3197.76">
            <text:p>3197.76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24.5">
            <text:p>24.5</text:p>
          </table:table-cell>
          <table:table-cell office:value-type="float" office:value="178939">
            <text:p>178939</text:p>
          </table:table-cell>
          <table:table-cell office:value-type="float" office:value="3303.83">
            <text:p>3303.8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26.5">
            <text:p>26.5</text:p>
          </table:table-cell>
          <table:table-cell office:value-type="float" office:value="168927">
            <text:p>168927</text:p>
          </table:table-cell>
          <table:table-cell office:value-type="float" office:value="3210.07">
            <text:p>3210.07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28.5">
            <text:p>28.5</text:p>
          </table:table-cell>
          <table:table-cell office:value-type="float" office:value="176499">
            <text:p>176499</text:p>
          </table:table-cell>
          <table:table-cell office:value-type="float" office:value="3281.23">
            <text:p>3281.2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30.5">
            <text:p>30.5</text:p>
          </table:table-cell>
          <table:table-cell office:value-type="float" office:value="197953">
            <text:p>197953</text:p>
          </table:table-cell>
          <table:table-cell office:value-type="float" office:value="3474.93">
            <text:p>3474.9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32.5">
            <text:p>32.5</text:p>
          </table:table-cell>
          <table:table-cell office:value-type="float" office:value="166649">
            <text:p>166649</text:p>
          </table:table-cell>
          <table:table-cell office:value-type="float" office:value="3188.35">
            <text:p>3188.35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34.5">
            <text:p>34.5</text:p>
          </table:table-cell>
          <table:table-cell office:value-type="float" office:value="186461">
            <text:p>186461</text:p>
          </table:table-cell>
          <table:table-cell office:value-type="float" office:value="3372.56">
            <text:p>3372.56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36.5">
            <text:p>36.5</text:p>
          </table:table-cell>
          <table:table-cell office:value-type="float" office:value="166887">
            <text:p>166887</text:p>
          </table:table-cell>
          <table:table-cell office:value-type="float" office:value="3190.63">
            <text:p>3190.6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38.5">
            <text:p>38.5</text:p>
          </table:table-cell>
          <table:table-cell office:value-type="float" office:value="187179">
            <text:p>187179</text:p>
          </table:table-cell>
          <table:table-cell office:value-type="float" office:value="3379.04">
            <text:p>3379.04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40.5">
            <text:p>40.5</text:p>
          </table:table-cell>
          <table:table-cell office:value-type="float" office:value="186135">
            <text:p>186135</text:p>
          </table:table-cell>
          <table:table-cell office:value-type="float" office:value="3369.6">
            <text:p>3369.6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42.5">
            <text:p>42.5</text:p>
          </table:table-cell>
          <table:table-cell office:value-type="float" office:value="181460">
            <text:p>181460</text:p>
          </table:table-cell>
          <table:table-cell office:value-type="float" office:value="3327.02">
            <text:p>3327.02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44.5">
            <text:p>44.5</text:p>
          </table:table-cell>
          <table:table-cell office:value-type="float" office:value="220840">
            <text:p>220840</text:p>
          </table:table-cell>
          <table:table-cell office:value-type="float" office:value="3670.32">
            <text:p>3670.32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46.5">
            <text:p>46.5</text:p>
          </table:table-cell>
          <table:table-cell office:value-type="float" office:value="180097">
            <text:p>180097</text:p>
          </table:table-cell>
          <table:table-cell office:value-type="float" office:value="3314.5">
            <text:p>3314.5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48.5">
            <text:p>48.5</text:p>
          </table:table-cell>
          <table:table-cell office:value-type="float" office:value="150256">
            <text:p>150256</text:p>
          </table:table-cell>
          <table:table-cell office:value-type="float" office:value="3027.47">
            <text:p>3027.47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50.5">
            <text:p>50.5</text:p>
          </table:table-cell>
          <table:table-cell office:value-type="float" office:value="147456">
            <text:p>147456</text:p>
          </table:table-cell>
          <table:table-cell office:value-type="float" office:value="2999.14">
            <text:p>2999.14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52.5">
            <text:p>52.5</text:p>
          </table:table-cell>
          <table:table-cell office:value-type="float" office:value="147009">
            <text:p>147009</text:p>
          </table:table-cell>
          <table:table-cell office:value-type="float" office:value="2994.59">
            <text:p>2994.59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54.5">
            <text:p>54.5</text:p>
          </table:table-cell>
          <table:table-cell office:value-type="float" office:value="145915">
            <text:p>145915</text:p>
          </table:table-cell>
          <table:table-cell office:value-type="float" office:value="2983.42">
            <text:p>2983.42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56.5">
            <text:p>56.5</text:p>
          </table:table-cell>
          <table:table-cell office:value-type="float" office:value="134733">
            <text:p>134733</text:p>
          </table:table-cell>
          <table:table-cell office:value-type="float" office:value="2866.83">
            <text:p>2866.8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58.5">
            <text:p>58.5</text:p>
          </table:table-cell>
          <table:table-cell office:value-type="float" office:value="140594">
            <text:p>140594</text:p>
          </table:table-cell>
          <table:table-cell office:value-type="float" office:value="2928.52">
            <text:p>2928.52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60.5">
            <text:p>60.5</text:p>
          </table:table-cell>
          <table:table-cell office:value-type="float" office:value="124720">
            <text:p>124720</text:p>
          </table:table-cell>
          <table:table-cell office:value-type="float" office:value="2758.25">
            <text:p>2758.25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62.5">
            <text:p>62.5</text:p>
          </table:table-cell>
          <table:table-cell office:value-type="float" office:value="105098">
            <text:p>105098</text:p>
          </table:table-cell>
          <table:table-cell office:value-type="float" office:value="2531.99">
            <text:p>2531.99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>
            <draw:frame table:end-cell-address="'Run 874 2cm'.O64" table:end-x="0.2819in" table:end-y="0.1559in" draw:z-index="0" draw:style-name="gr1" svg:width="9.4323in" svg:height="4.9693in" svg:x="0.6287in" svg:y="0.1457in">
              <draw:object draw:notify-on-update-of-ranges="'Run 874 2cm'.A1:'Run 874 2cm'.A31 'Run 874 2cm'.B1:'Run 874 2cm'.B31 'Run 874 2cm'.F2:'Run 874 2cm'.F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6/12/2013</text:date>, <text:time>13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6-12T13:58:39</dc:date>
    <meta:generator>OpenOffice.org/3.2$Unix OpenOffice.org_project/320m12$Build-9483</meta:generator>
    <meta:editing-duration>PT00H05M52S</meta:editing-duration>
    <meta:editing-cycles>1</meta:editing-cycles>
    <meta:document-statistic meta:table-count="3" meta:cell-count="2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D1:Sheet1.D13" chart:error-lower-range="Sheet1.D1:Sheet1.D13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chart-properties chart:error-category="cell-range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3cm" svg:height="11.353cm" xlink:href=".." chart:class="chart:scatter" chart:style-name="ch1">
        <chart:legend chart:legend-position="end" svg:x="16.534cm" svg:y="5.207cm" chart:style-name="ch2"/>
        <chart:plot-area chart:style-name="ch3" table:cell-range-address="Sheet1.B1:Sheet1.C13 Sheet1.F2:Sheet1.F2 Sheet1.G3:Sheet1.G6" chart:data-source-has-labels="row" svg:x="0.376cm" svg:y="0.227cm" svg:width="15.783cm" svg:height="10.67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3" chart:class="chart:scatter">
            <chart:domain table:cell-range-address="Sheet1.B1:Sheet1.B13"/>
            <chart:error-indicator chart:style-name="ch7"/>
            <chart:data-point chart:repeated="13"/>
          </chart:series>
          <chart:series chart:style-name="ch8" chart:values-cell-range-address="Sheet1.G3:Sheet1.G6" chart:label-cell-address="Sheet1.F2:Sheet1.F2" chart:class="chart:scatter">
            <chart:domain table:cell-range-address="Sheet1.F3:Sheet1.F6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 text:id="Sheet1.F2:Sheet1.F2">PM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 text:id="Sheet1.B1:Sheet1.B13">2.5</text:p>
              </table:table-cell>
              <table:table-cell office:value-type="float" office:value="15393344">
                <text:p text:id="Sheet1.C1:Sheet1.C13">15393344</text:p>
              </table:table-cell>
              <table:table-cell office:value-type="float" office:value="3923.43522948959">
                <text:p text:id="Sheet1.D1:Sheet1.D13">3923.43522948959</text:p>
              </table:table-cell>
              <table:table-cell office:value-type="float" office:value="3923.43522948959">
                <text:p text:id="Sheet1.D1:Sheet1.D13">3923.43522948959</text:p>
              </table:table-cell>
              <table:table-cell office:value-type="float" office:value="10">
                <text:p text:id="Sheet1.F3:Sheet1.F6">10</text:p>
              </table:table-cell>
              <table:table-cell office:value-type="float" office:value="15000000">
                <text:p text:id="Sheet1.G3:Sheet1.G6">1500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17383439">
                <text:p>17383439</text:p>
              </table:table-cell>
              <table:table-cell office:value-type="float" office:value="4169.34515241902">
                <text:p>4169.34515241902</text:p>
              </table:table-cell>
              <table:table-cell office:value-type="float" office:value="4169.34515241902">
                <text:p>4169.34515241902</text:p>
              </table:table-cell>
              <table:table-cell office:value-type="float" office:value="25">
                <text:p>25</text:p>
              </table:table-cell>
              <table:table-cell office:value-type="float" office:value="15000000">
                <text:p>15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5">
                <text:p>12.5</text:p>
              </table:table-cell>
              <table:table-cell office:value-type="float" office:value="19237108">
                <text:p>19237108</text:p>
              </table:table-cell>
              <table:table-cell office:value-type="float" office:value="4386.01276787927">
                <text:p>4386.01276787927</text:p>
              </table:table-cell>
              <table:table-cell office:value-type="float" office:value="4386.01276787927">
                <text:p>4386.01276787927</text:p>
              </table:table-cell>
              <table:table-cell office:value-type="float" office:value="40">
                <text:p>40</text:p>
              </table:table-cell>
              <table:table-cell office:value-type="float" office:value="15000000">
                <text:p>15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5">
                <text:p>17.5</text:p>
              </table:table-cell>
              <table:table-cell office:value-type="float" office:value="18722112">
                <text:p>18722112</text:p>
              </table:table-cell>
              <table:table-cell office:value-type="float" office:value="4326.90559175954">
                <text:p>4326.90559175954</text:p>
              </table:table-cell>
              <table:table-cell office:value-type="float" office:value="4326.90559175954">
                <text:p>4326.90559175954</text:p>
              </table:table-cell>
              <table:table-cell office:value-type="float" office:value="55">
                <text:p>55</text:p>
              </table:table-cell>
              <table:table-cell office:value-type="float" office:value="15000000">
                <text:p>15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5">
                <text:p>22.5</text:p>
              </table:table-cell>
              <table:table-cell office:value-type="float" office:value="22506682">
                <text:p>22506682</text:p>
              </table:table-cell>
              <table:table-cell office:value-type="float" office:value="4744.12078261083">
                <text:p>4744.12078261083</text:p>
              </table:table-cell>
              <table:table-cell office:value-type="float" office:value="4744.12078261083">
                <text:p>4744.120782610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5">
                <text:p>27.5</text:p>
              </table:table-cell>
              <table:table-cell office:value-type="float" office:value="14760316">
                <text:p>14760316</text:p>
              </table:table-cell>
              <table:table-cell office:value-type="float" office:value="3841.91566799689">
                <text:p>3841.91566799689</text:p>
              </table:table-cell>
              <table:table-cell office:value-type="float" office:value="3841.91566799689">
                <text:p>3841.915667996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5">
                <text:p>32.5</text:p>
              </table:table-cell>
              <table:table-cell office:value-type="float" office:value="17786785">
                <text:p>17786785</text:p>
              </table:table-cell>
              <table:table-cell office:value-type="float" office:value="4217.43820345954">
                <text:p>4217.43820345954</text:p>
              </table:table-cell>
              <table:table-cell office:value-type="float" office:value="4217.43820345954">
                <text:p>4217.438203459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5">
                <text:p>37.5</text:p>
              </table:table-cell>
              <table:table-cell office:value-type="float" office:value="33328319">
                <text:p>33328319</text:p>
              </table:table-cell>
              <table:table-cell office:value-type="float" office:value="5773.06842155885">
                <text:p>5773.06842155885</text:p>
              </table:table-cell>
              <table:table-cell office:value-type="float" office:value="5773.06842155885">
                <text:p>5773.068421558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5">
                <text:p>42.5</text:p>
              </table:table-cell>
              <table:table-cell office:value-type="float" office:value="21357699">
                <text:p>21357699</text:p>
              </table:table-cell>
              <table:table-cell office:value-type="float" office:value="4621.4390615911">
                <text:p>4621.4390615911</text:p>
              </table:table-cell>
              <table:table-cell office:value-type="float" office:value="4621.4390615911">
                <text:p>4621.43906159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5">
                <text:p>47.5</text:p>
              </table:table-cell>
              <table:table-cell office:value-type="float" office:value="17478666">
                <text:p>17478666</text:p>
              </table:table-cell>
              <table:table-cell office:value-type="float" office:value="4180.74945434428">
                <text:p>4180.74945434428</text:p>
              </table:table-cell>
              <table:table-cell office:value-type="float" office:value="4180.74945434428">
                <text:p>4180.74945434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5">
                <text:p>52.5</text:p>
              </table:table-cell>
              <table:table-cell office:value-type="float" office:value="17277815">
                <text:p>17277815</text:p>
              </table:table-cell>
              <table:table-cell office:value-type="float" office:value="4156.65911520298">
                <text:p>4156.65911520298</text:p>
              </table:table-cell>
              <table:table-cell office:value-type="float" office:value="4156.65911520298">
                <text:p>4156.659115202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5">
                <text:p>57.5</text:p>
              </table:table-cell>
              <table:table-cell office:value-type="float" office:value="15090991">
                <text:p>15090991</text:p>
              </table:table-cell>
              <table:table-cell office:value-type="float" office:value="3884.71247327264">
                <text:p>3884.71247327264</text:p>
              </table:table-cell>
              <table:table-cell office:value-type="float" office:value="3884.71247327264">
                <text:p>3884.71247327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.5">
                <text:p>62.5</text:p>
              </table:table-cell>
              <table:table-cell office:value-type="float" office:value="12418587">
                <text:p>12418587</text:p>
              </table:table-cell>
              <table:table-cell office:value-type="float" office:value="3524.0015607261">
                <text:p>3524.0015607261</text:p>
              </table:table-cell>
              <table:table-cell office:value-type="float" office:value="3524.0015607261">
                <text:p>3524.00156072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96cm" svg:height="10.427cm" xlink:href=".." chart:class="chart:scatter" chart:style-name="ch1">
        <chart:legend chart:legend-position="end" svg:x="17.971cm" svg:y="4.744cm" chart:style-name="ch2"/>
        <chart:plot-area chart:style-name="ch3" table:cell-range-address="'2nd Run'.B1:'2nd Run'.C13 '2nd Run'.D4:'2nd Run'.D4 '2nd Run'.E5:'2nd Run'.E8" chart:data-source-has-labels="row" svg:x="0.405cm" svg:y="0.208cm" svg:width="17.162cm" svg:height="9.80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nd Run'.C1:'2nd Run'.C13" chart:class="chart:scatter">
            <chart:domain table:cell-range-address="'2nd Run'.B1:'2nd Run'.B13"/>
            <chart:data-point chart:repeated="13"/>
          </chart:series>
          <chart:series chart:style-name="ch7" chart:values-cell-range-address="'2nd Run'.E5:'2nd Run'.E8" chart:label-cell-address="'2nd Run'.D4:'2nd Run'.D4" chart:class="chart:scatter">
            <chart:domain table:cell-range-address="'2nd Run'.D5:'2nd Run'.D8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 text:id="'2nd Run'.D4:'2nd Run'.D4">PM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 text:id="'2nd Run'.B1:'2nd Run'.B13">2.5</text:p>
              </table:table-cell>
              <table:table-cell office:value-type="float" office:value="4235139">
                <text:p text:id="'2nd Run'.C1:'2nd Run'.C13">4235139</text:p>
              </table:table-cell>
              <table:table-cell office:value-type="float" office:value="10">
                <text:p text:id="'2nd Run'.D5:'2nd Run'.D8">10</text:p>
              </table:table-cell>
              <table:table-cell office:value-type="float" office:value="8000000">
                <text:p text:id="'2nd Run'.E5:'2nd Run'.E8">800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5746423">
                <text:p>5746423</text:p>
              </table:table-cell>
              <table:table-cell office:value-type="float" office:value="25">
                <text:p>25</text:p>
              </table:table-cell>
              <table:table-cell office:value-type="float" office:value="8000000">
                <text:p>8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5">
                <text:p>12.5</text:p>
              </table:table-cell>
              <table:table-cell office:value-type="float" office:value="11420212">
                <text:p>11420212</text:p>
              </table:table-cell>
              <table:table-cell office:value-type="float" office:value="40">
                <text:p>40</text:p>
              </table:table-cell>
              <table:table-cell office:value-type="float" office:value="8000000">
                <text:p>8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5">
                <text:p>17.5</text:p>
              </table:table-cell>
              <table:table-cell office:value-type="float" office:value="4569356">
                <text:p>4569356</text:p>
              </table:table-cell>
              <table:table-cell office:value-type="float" office:value="55">
                <text:p>55</text:p>
              </table:table-cell>
              <table:table-cell office:value-type="float" office:value="8000000">
                <text:p>8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5">
                <text:p>22.5</text:p>
              </table:table-cell>
              <table:table-cell office:value-type="float" office:value="3831521">
                <text:p>3831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5">
                <text:p>27.5</text:p>
              </table:table-cell>
              <table:table-cell office:value-type="float" office:value="3807798">
                <text:p>38077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5">
                <text:p>32.5</text:p>
              </table:table-cell>
              <table:table-cell office:value-type="float" office:value="3818313">
                <text:p>38183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5">
                <text:p>37.5</text:p>
              </table:table-cell>
              <table:table-cell office:value-type="float" office:value="6869721">
                <text:p>68697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5">
                <text:p>42.5</text:p>
              </table:table-cell>
              <table:table-cell office:value-type="float" office:value="7502878">
                <text:p>75028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5">
                <text:p>47.5</text:p>
              </table:table-cell>
              <table:table-cell office:value-type="float" office:value="6696746">
                <text:p>66967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5">
                <text:p>52.5</text:p>
              </table:table-cell>
              <table:table-cell office:value-type="float" office:value="3706792">
                <text:p>37067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.5">
                <text:p>57.5</text:p>
              </table:table-cell>
              <table:table-cell office:value-type="float" office:value="4249176">
                <text:p>4249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.5">
                <text:p>62.5</text:p>
              </table:table-cell>
              <table:table-cell office:value-type="float" office:value="1346949">
                <text:p>13469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59cm" svg:height="12.623cm" xlink:href=".." chart:class="chart:scatter" chart:style-name="ch1">
        <chart:legend chart:legend-position="end" svg:x="21.586cm" svg:y="5.842cm" chart:style-name="ch2"/>
        <chart:plot-area chart:style-name="ch3" table:cell-range-address="'Run 874 2cm'.A1:'Run 874 2cm'.B31 'Run 874 2cm'.F1:'Run 874 2cm'.F1" chart:data-source-has-labels="row" svg:x="0.479cm" svg:y="0.252cm" svg:width="20.629cm" svg:height="11.86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un 874 2cm'.B1:'Run 874 2cm'.B31" chart:class="chart:scatter">
            <chart:domain table:cell-range-address="'Run 874 2cm'.A1:'Run 874 2cm'.A31"/>
            <chart:data-point chart:repeated="31"/>
          </chart:series>
          <chart:series chart:style-name="ch7" chart:values-cell-range-address="" chart:class="chart:scatter">
            <chart:domain table:cell-range-address="'Run 874 2cm'.F2:'Run 874 2cm'.F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 text:id="'Run 874 2cm'.A1:'Run 874 2cm'.A31">2.5</text:p>
              </table:table-cell>
              <table:table-cell office:value-type="float" office:value="157145">
                <text:p text:id="'Run 874 2cm'.B1:'Run 874 2cm'.B31">157145</text:p>
              </table:table-cell>
              <table:table-cell office:value-type="float" office:value="10">
                <text:p text:id="'Run 874 2cm'.F2:'Run 874 2cm'.F5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163879">
                <text:p>1638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175006">
                <text:p>1750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175263">
                <text:p>1752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5">
                <text:p>10.5</text:p>
              </table:table-cell>
              <table:table-cell office:value-type="float" office:value="169663">
                <text:p>1696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178915">
                <text:p>1789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5">
                <text:p>14.5</text:p>
              </table:table-cell>
              <table:table-cell office:value-type="float" office:value="180334">
                <text:p>1803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5">
                <text:p>16.5</text:p>
              </table:table-cell>
              <table:table-cell office:value-type="float" office:value="169204">
                <text:p>16920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5">
                <text:p>18.5</text:p>
              </table:table-cell>
              <table:table-cell office:value-type="float" office:value="180302">
                <text:p>18030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5">
                <text:p>20.5</text:p>
              </table:table-cell>
              <table:table-cell office:value-type="float" office:value="178331">
                <text:p>1783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5">
                <text:p>22.5</text:p>
              </table:table-cell>
              <table:table-cell office:value-type="float" office:value="167634">
                <text:p>1676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5">
                <text:p>24.5</text:p>
              </table:table-cell>
              <table:table-cell office:value-type="float" office:value="178939">
                <text:p>17893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5">
                <text:p>26.5</text:p>
              </table:table-cell>
              <table:table-cell office:value-type="float" office:value="168927">
                <text:p>168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5">
                <text:p>28.5</text:p>
              </table:table-cell>
              <table:table-cell office:value-type="float" office:value="176499">
                <text:p>1764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5">
                <text:p>30.5</text:p>
              </table:table-cell>
              <table:table-cell office:value-type="float" office:value="197953">
                <text:p>19795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5">
                <text:p>32.5</text:p>
              </table:table-cell>
              <table:table-cell office:value-type="float" office:value="166649">
                <text:p>1666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5">
                <text:p>34.5</text:p>
              </table:table-cell>
              <table:table-cell office:value-type="float" office:value="186461">
                <text:p>1864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5">
                <text:p>36.5</text:p>
              </table:table-cell>
              <table:table-cell office:value-type="float" office:value="166887">
                <text:p>1668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5">
                <text:p>38.5</text:p>
              </table:table-cell>
              <table:table-cell office:value-type="float" office:value="187179">
                <text:p>18717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5">
                <text:p>40.5</text:p>
              </table:table-cell>
              <table:table-cell office:value-type="float" office:value="186135">
                <text:p>1861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5">
                <text:p>42.5</text:p>
              </table:table-cell>
              <table:table-cell office:value-type="float" office:value="181460">
                <text:p>18146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5">
                <text:p>44.5</text:p>
              </table:table-cell>
              <table:table-cell office:value-type="float" office:value="220840">
                <text:p>22084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.5">
                <text:p>46.5</text:p>
              </table:table-cell>
              <table:table-cell office:value-type="float" office:value="180097">
                <text:p>18009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5">
                <text:p>48.5</text:p>
              </table:table-cell>
              <table:table-cell office:value-type="float" office:value="150256">
                <text:p>15025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5">
                <text:p>50.5</text:p>
              </table:table-cell>
              <table:table-cell office:value-type="float" office:value="147456">
                <text:p>14745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.5">
                <text:p>52.5</text:p>
              </table:table-cell>
              <table:table-cell office:value-type="float" office:value="147009">
                <text:p>14700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5">
                <text:p>54.5</text:p>
              </table:table-cell>
              <table:table-cell office:value-type="float" office:value="145915">
                <text:p>1459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5">
                <text:p>56.5</text:p>
              </table:table-cell>
              <table:table-cell office:value-type="float" office:value="134733">
                <text:p>13473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.5">
                <text:p>58.5</text:p>
              </table:table-cell>
              <table:table-cell office:value-type="float" office:value="140594">
                <text:p>14059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.5">
                <text:p>60.5</text:p>
              </table:table-cell>
              <table:table-cell office:value-type="float" office:value="124720">
                <text:p>1247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5">
                <text:p>62.5</text:p>
              </table:table-cell>
              <table:table-cell office:value-type="float" office:value="105098">
                <text:p>105098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